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25in" fo:margin-bottom="0.25in" fo:margin-left="0.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16:40.707607217</meta:creation-date>
    <dc:date>2024-05-31T14:54:42.900398276</dc:date>
    <meta:editing-duration>PT3M56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